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55a28" officeooo:paragraph-rsid="00055a2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fo:font-style="italic" fo:font-weight="bold" officeooo:rsid="001fd031" officeooo:paragraph-rsid="001fd031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normal" fo:font-weight="bold" officeooo:rsid="001c198c" officeooo:paragraph-rsid="001c198c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55a28" officeooo:paragraph-rsid="00055a28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fo:font-style="italic" fo:font-weight="normal" officeooo:rsid="00089d0e" officeooo:paragraph-rsid="00089d0e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fo:font-style="italic" fo:font-weight="normal" officeooo:rsid="00089d0e" officeooo:paragraph-rsid="00089d0e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fo:font-style="italic" fo:font-weight="normal" officeooo:rsid="001fd031" officeooo:paragraph-rsid="001fd031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size="10pt" fo:font-style="italic" fo:font-weight="normal" officeooo:rsid="00089d0e" officeooo:paragraph-rsid="00089d0e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 style:master-page-name="">
      <style:paragraph-properties fo:margin-left="1.3cm" fo:margin-right="0cm" fo:line-height="150%" fo:text-align="justify" style:justify-single-word="false" fo:text-indent="0cm" style:auto-text-indent="false" style:page-number="auto"/>
      <style:text-properties fo:font-size="12pt" fo:font-style="italic" fo:font-weight="normal" officeooo:rsid="001fd031" officeooo:paragraph-rsid="001fd031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 style:master-page-name="">
      <style:paragraph-properties fo:margin-left="1.3cm" fo:margin-right="0cm" fo:line-height="150%" fo:text-align="justify" style:justify-single-word="false" fo:text-indent="0cm" style:auto-text-indent="false" style:page-number="auto"/>
      <style:text-properties fo:font-size="12pt" fo:font-style="italic" fo:font-weight="normal" officeooo:rsid="00089d0e" officeooo:paragraph-rsid="00089d0e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margin-left="1.3cm" fo:margin-right="0cm" fo:line-height="150%" fo:text-align="justify" style:justify-single-word="false" fo:text-indent="0cm" style:auto-text-indent="false"/>
      <style:text-properties fo:font-size="12pt" fo:font-style="italic" fo:font-weight="normal" officeooo:rsid="001fd031" officeooo:paragraph-rsid="001fd031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margin-left="1.3cm" fo:margin-right="0cm" fo:line-height="150%" fo:text-align="justify" style:justify-single-word="false" fo:text-indent="0cm" style:auto-text-indent="false"/>
      <style:text-properties fo:font-size="12pt" fo:font-style="italic" fo:font-weight="normal" officeooo:rsid="00089d0e" officeooo:paragraph-rsid="00089d0e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margin-left="1.3cm" fo:margin-right="0cm" fo:line-height="150%" fo:text-align="justify" style:justify-single-word="false" fo:text-indent="0cm" style:auto-text-indent="false"/>
      <style:text-properties fo:font-size="12pt" fo:font-style="italic" fo:font-weight="bold" officeooo:rsid="0034f956" officeooo:paragraph-rsid="0034f956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margin-left="1.3cm" fo:margin-right="0cm" fo:line-height="150%" fo:text-align="justify" style:justify-single-word="false" fo:text-indent="0cm" style:auto-text-indent="false"/>
      <style:text-properties fo:font-size="12pt" fo:font-style="italic" fo:font-weight="bold" officeooo:rsid="0049a631" officeooo:paragraph-rsid="0049a631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01fcd" style:font-style-asian="normal" style:font-style-complex="normal"/>
    </style:style>
    <style:style style:name="T3" style:family="text">
      <style:text-properties fo:font-style="normal" officeooo:rsid="0010e716" style:font-style-asian="normal" style:font-style-complex="normal"/>
    </style:style>
    <style:style style:name="T4" style:family="text">
      <style:text-properties fo:font-style="normal" officeooo:rsid="001759bf" style:font-style-asian="normal" style:font-style-complex="normal"/>
    </style:style>
    <style:style style:name="T5" style:family="text">
      <style:text-properties fo:font-style="normal" officeooo:rsid="0018961a" style:font-style-asian="normal" style:font-style-complex="normal"/>
    </style:style>
    <style:style style:name="T6" style:family="text">
      <style:text-properties fo:font-style="normal" officeooo:rsid="00190c08" style:font-style-asian="normal" style:font-style-complex="normal"/>
    </style:style>
    <style:style style:name="T7" style:family="text">
      <style:text-properties fo:font-style="normal" officeooo:rsid="002487f3" style:font-style-asian="normal" style:font-style-complex="normal"/>
    </style:style>
    <style:style style:name="T8" style:family="text">
      <style:text-properties fo:font-style="normal" officeooo:rsid="00268621" style:font-style-asian="normal" style:font-style-complex="normal"/>
    </style:style>
    <style:style style:name="T9" style:family="text">
      <style:text-properties fo:font-style="normal" officeooo:rsid="00274002" style:font-style-asian="normal" style:font-style-complex="normal"/>
    </style:style>
    <style:style style:name="T10" style:family="text">
      <style:text-properties fo:font-style="normal" officeooo:rsid="00289773" style:font-style-asian="normal" style:font-style-complex="normal"/>
    </style:style>
    <style:style style:name="T11" style:family="text">
      <style:text-properties fo:font-style="normal" officeooo:rsid="002af3ff" style:font-style-asian="normal" style:font-style-complex="normal"/>
    </style:style>
    <style:style style:name="T12" style:family="text">
      <style:text-properties fo:font-style="normal" officeooo:rsid="002e1e51" style:font-style-asian="normal" style:font-style-complex="normal"/>
    </style:style>
    <style:style style:name="T13" style:family="text">
      <style:text-properties fo:font-style="normal" officeooo:rsid="002fa873" style:font-style-asian="normal" style:font-style-complex="normal"/>
    </style:style>
    <style:style style:name="T14" style:family="text">
      <style:text-properties fo:font-style="normal" officeooo:rsid="0030d600" style:font-style-asian="normal" style:font-style-complex="normal"/>
    </style:style>
    <style:style style:name="T15" style:family="text">
      <style:text-properties fo:font-style="normal" officeooo:rsid="00315a2b" style:font-style-asian="normal" style:font-style-complex="normal"/>
    </style:style>
    <style:style style:name="T16" style:family="text">
      <style:text-properties fo:font-style="normal" officeooo:rsid="003fe2a6" style:font-style-asian="normal" style:font-style-complex="normal"/>
    </style:style>
    <style:style style:name="T17" style:family="text">
      <style:text-properties fo:font-style="normal" officeooo:rsid="0041771d" style:font-style-asian="normal" style:font-style-complex="normal"/>
    </style:style>
    <style:style style:name="T18" style:family="text">
      <style:text-properties fo:font-style="normal" officeooo:rsid="0043251a" style:font-style-asian="normal" style:font-style-complex="normal"/>
    </style:style>
    <style:style style:name="T19" style:family="text">
      <style:text-properties fo:font-style="normal" officeooo:rsid="0044fb23" style:font-style-asian="normal" style:font-style-complex="normal"/>
    </style:style>
    <style:style style:name="T20" style:family="text">
      <style:text-properties fo:font-style="normal" officeooo:rsid="0056ec22" style:font-style-asian="normal" style:font-style-complex="normal"/>
    </style:style>
    <style:style style:name="T21" style:family="text">
      <style:text-properties fo:font-style="normal" fo:font-weight="bold" officeooo:rsid="00268621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41771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officeooo:rsid="0037bcea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8876f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9e79d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b878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d83e9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e254a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ef788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f04f9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cba3b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e462f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4f1b3b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511704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5240d8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525729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52e696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5312c2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548d36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IESC SENAI</text:p>
      <text:p text:style-name="P1"/>
      <text:p text:style-name="P1"/>
      <text:p text:style-name="P1">Seletor de Chaves</text:p>
      <text:p text:style-name="P8">Escopo básico do projeto</text:p>
      <text:p text:style-name="P8"/>
      <text:p text:style-name="P8"/>
      <text:p text:style-name="P8"/>
      <text:p text:style-name="P3">Visão Geral</text:p>
      <text:p text:style-name="P5"/>
      <text:p text:style-name="P6"><text:tab/><text:span text:style-name="T2">O sistema Seletor de Chaves possui como objetivo a organização e gerenciamento das chaves das salas de aula da unidade FIESC SENAI de Rio do Sul. </text:span><text:span text:style-name="T3">Suas funcionalidades </text:span><text:span text:style-name="T5">fornecem</text:span><text:span text:style-name="T3"> </text:span><text:span text:style-name="T5">o</text:span><text:span text:style-name="T3"> manuseio de salas de aulas juntament</text:span><text:span text:style-name="T6">e</text:span><text:span text:style-name="T3"> com os usuários cadastrados, para relacioná-los de forma que um usuário ao pegar ou devolver uma chave deve ser registrado no sistema para possíveis <text:s/>verificações, em virtude de problemas ocorridos ou </text:span><text:span text:style-name="T4">simplesmente questões informativas.</text:span></text:p>
      <text:p text:style-name="P6"/>
      <text:p text:style-name="P6"/>
      <text:p text:style-name="P2"><text:span text:style-name="T4">M</text:span><text:span text:style-name="T1">ódulos Contemplados</text:span></text:p>
      <text:p text:style-name="P7"><text:tab/></text:p>
      <text:p text:style-name="P7"><text:span text:style-name="T1"><text:tab/></text:span><text:span text:style-name="T7">Informativo de todos os módulos que serão contemplados pelo sistema.</text:span></text:p>
      <text:p text:style-name="P7"/>
      <text:p text:style-name="P7"/>
      <text:p text:style-name="P7"><text:span text:style-name="T7"><text:tab/></text:span><text:span text:style-name="T21">Módulo de Usuários</text:span></text:p>
      <text:p text:style-name="P7"/>
      <text:p text:style-name="P9"><text:span text:style-name="T21"><text:tab/></text:span><text:span text:style-name="T8">Cadastro e Gerenciamento dos usuários, possuindo como funcionalidades básic</text:span><text:span text:style-name="T11">a</text:span><text:span text:style-name="T8">s</text:span><text:span text:style-name="T11">: <text:s/></text:span><text:span text:style-name="T8"><text:s/>inserção, exclusão, alteração e visualização, além destas também há os relatórios baseados no histórico de aquisição ou devolução de chaves </text:span><text:span text:style-name="T12">e</text:span><text:span text:style-name="T8"> </text:span><text:span text:style-name="T12">c</text:span><text:span text:style-name="T8">omo complemento, o sistema também apresenta ao </text:span><text:span text:style-name="T13">utilizador</text:span><text:span text:style-name="T8"> uma forma de bloquear o </text:span><text:span text:style-name="T14">u</text:span><text:span text:style-name="T8">suário temporariamente, para que o mesmo não possa realizar aquisi</text:span><text:span text:style-name="T10">çõ</text:span><text:span text:style-name="T8">es ou devoluções de chave</text:span><text:span text:style-name="T9">s.</text:span></text:p>
      <text:p text:style-name="P11"><text:tab/><text:span text:style-name="T15">Os níveis de usuários serão divididos em dois, os usuários comuns e os administradores, tendo como diferença relevante o fato de que um administrador poderá gerenciar os usuários comuns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<text:span text:style-name="T15">M</text:span><text:span text:style-name="T1">ódulo de Salas </text:span><text:span text:style-name="T16">de Aula</text:span></text:p>
      <text:p text:style-name="P13"/>
      <text:p text:style-name="P13"><text:span text:style-name="T1"><text:tab/></text:span><text:span text:style-name="T23">Gerenciamento das salas de aulas realizado pelo administrador ou </text:span><text:span text:style-name="T24">administradores</text:span><text:span text:style-name="T23"> do sistema. </text:span><text:span text:style-name="T25">O sistema apresenta como funcionalidades básicas para esse módulo: </text:span><text:span text:style-name="T26">Inserção, Exclusão, Alteração e Listagem. </text:span><text:span text:style-name="T27">Além destas funcionalidades básicas também há as opções de bloquear uma sala de aula, ou seja, inutilizá-la </text:span><text:span text:style-name="T28">de forma que</text:span><text:span text:style-name="T27"> bloque</text:span><text:span text:style-name="T28">ie</text:span><text:span text:style-name="T27"> acesso dos usuários para que não possam realizar aquisições ou devoluções das chaves e também histórico individual indicando quais usuários possuem atividades </text:span><text:span text:style-name="T29">com </text:span><text:span text:style-name="T30">a</text:span><text:span text:style-name="T27"> sala em questão.</text:span></text:p>
      <text:p text:style-name="P11"/>
      <text:p text:style-name="P11"><text:span text:style-name="T9"/></text:p>
      <text:p text:style-name="P7"><text:span text:style-name="T1"><text:tab/></text:span></text:p>
      <text:p text:style-name="P5"><text:tab/><text:span text:style-name="T22">Aquisições e Devoluções</text:span></text:p>
      <text:p text:style-name="P5"><text:span text:style-name="T22"/></text:p>
      <text:p text:style-name="P5"/>
      <text:p text:style-name="P10"><text:span text:style-name="T22"><text:tab/></text:span><text:span text:style-name="T17">Como interface de interação direta com usuários comuns, a tela de aquisições e devoluções permitirá que um usuário previamente registrado no sistema possa realizar aquisições ou devoluções perante as chaves de cada sala. </text:span><text:span text:style-name="T18">Para cada iteração de um usuário com </text:span><text:span text:style-name="T19">uma sala de aula um registro será alocado no banco de dados de forma que possa ser consultado pelos administradores quando solicitarem.</text:span></text:p>
      <text:p text:style-name="P12"/>
      <text:p text:style-name="P12"/>
      <text:p text:style-name="P12"/>
      <text:p text:style-name="P14"><text:span text:style-name="T19">Mó</text:span><text:span text:style-name="T1">dulo de relacionamento Sofware </text:span><text:span text:style-name="T20">e</text:span><text:span text:style-name="T1"> Hardware</text:span></text:p>
      <text:p text:style-name="P14"><text:span text:style-name="T1"><text:tab/><text:tab/></text:span></text:p>
      <text:p text:style-name="P14"><text:span text:style-name="T1"><text:tab/></text:span><text:span text:style-name="T31">Módulo específico que realiza a transferência de dados do sistema desktop para um IRP realizar as atividades mecânicas a fim de coletar ou alocar a chave em questão. </text:span><text:span text:style-name="T32">Os dados deverão ser passados por meio de um único BIT, tendo como estrutura</text:span><text:span text:style-name="T33">: Os dois primeiros BITS especificando o Bloco da sala, 3 BIT até o 6 BIT </text:span><text:span text:style-name="T34">número da Sala, </text:span><text:span text:style-name="T35">7 BIT informando a aquisição </text:span><text:span text:style-name="T36">ou devolução, </text:span><text:span text:style-name="T39">sobrando o 8º BIT, o qual não terá utilidade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8:50:50.634486301</meta:creation-date>
    <dc:date>2015-04-14T19:25:49.036848321</dc:date>
    <meta:editing-duration>PT33M34S</meta:editing-duration>
    <meta:editing-cycles>76</meta:editing-cycles>
    <meta:generator>LibreOffice/4.2.7.2$Linux_X86_64 LibreOffice_project/420m0$Build-2</meta:generator>
    <meta:document-statistic meta:table-count="0" meta:image-count="0" meta:object-count="0" meta:page-count="2" meta:paragraph-count="19" meta:word-count="408" meta:character-count="2637" meta:non-whitespace-character-count="2229"/>
  </office:meta>
</office:document-meta>
</file>